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165" officeooo:paragraph-rsid="001f5165"/>
    </style:style>
    <style:style style:name="P2" style:family="paragraph" style:parent-style-name="Standard" style:list-style-name="L1">
      <style:text-properties officeooo:rsid="001f5165" officeooo:paragraph-rsid="001f5165"/>
    </style:style>
    <style:style style:name="P3" style:family="paragraph" style:parent-style-name="Standard" style:list-style-name="L2">
      <style:text-properties officeooo:rsid="001f5165" officeooo:paragraph-rsid="001f5165"/>
    </style:style>
    <style:style style:name="P4" style:family="paragraph" style:parent-style-name="Standard" style:list-style-name="L2">
      <style:text-properties officeooo:rsid="00207512" officeooo:paragraph-rsid="00207512"/>
    </style:style>
    <style:style style:name="P5" style:family="paragraph" style:parent-style-name="Standard" style:list-style-name="L2">
      <style:text-properties officeooo:rsid="00209844" officeooo:paragraph-rsid="00209844"/>
    </style:style>
    <style:style style:name="T1" style:family="text">
      <style:text-properties officeooo:rsid="001f516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<text:span text:style-name="T1">P</text:span></text:p>
      <text:list xml:id="list4318062770367198632" text:style-name="L1">
        <text:list-item>
          <text:p text:style-name="P2">Galilée a affirmé que la vitesse d’un objet dépend de la résistance de l’air qu’il subit, et non de sa masse. De fait, deux objets devraient tomber à la même vitesse en cas d’absence d’atmosphère, ce qui est le cas ici. L’affirmation de Galilée est donc bien confirmée.</text:p>
          <text:p text:style-name="P2"/>
        </text:list-item>
        <text:list-item>
          <text:p text:style-name="P2">Chute libre : Pratique qui consiste à effectuer une chute en partant d’une haute altitude, sans usage d’un quelconque outil pour se diriger ou pour ralentir la chute, hormis un parachute. On chronomètre le temps de chute à partir du saut, et jusqu’à l’ouverture du parachute.</text:p>
          <text:p text:style-name="P2"/>
        </text:list-item>
        <text:list-item>
          <text:p text:style-name="P2">Oui, car aucun outil n’a été utilisé pour diriger ou ralentir la chute des objets (doc 1) ou des compétiteurs (doc 4).</text:p>
          <text:p text:style-name="P2"/>
        </text:list-item>
        <text:list-item>
          <text:p text:style-name="P2">Baumgartner <draw:frame draw:style-name="fr1" draw:name="Objet1" text:anchor-type="as-char" svg:y="-0.377cm" svg:width="6.31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">Son<draw:frame draw:style-name="fr1" draw:name="Objet2" text:anchor-type="as-char" svg:y="-0.377cm" svg:width="5.99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"/>
        </text:list-item>
        <text:list-item>
          <text:p text:style-name="P2">Mach 1 correspond à la vitesse du son de l’altitude considérée. Ils ont effectué le calcul suivant :<draw:frame draw:style-name="fr1" draw:name="Objet3" text:anchor-type="as-char" svg:y="-0.619cm" svg:width="6.82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"/>
      <text:p text:style-name="P1"/>
      <text:list xml:id="list1062128332143988301" text:style-name="L2">
        <text:list-item>
          <text:p text:style-name="P3"/>
          <text:list>
            <text:list-item>
              <text:p text:style-name="P4">Bilan des forces :</text:p>
              <text:list>
                <text:list-item>
                  <text:p text:style-name="P4">Résistance de l’air</text:p>
                </text:list-item>
                <text:list-item>
                  <text:p text:style-name="P4">Force gravitationnelle</text:p>
                </text:list-item>
              </text:list>
            </text:list-item>
            <text:list-item>
              <text:p text:style-name="P4">Sur la Lune, la résistance de l’air est nulle, ce qui n’est pas le cas sur Terre.</text:p>
            </text:list-item>
          </text:list>
          <text:p text:style-name="P4"/>
        </text:list-item>
        <text:list-item>
          <text:p text:style-name="P4"/>
          <text:list>
            <text:list-item>
              <text:p text:style-name="P4"><text:s/>// IMPOSSIBLE DE FAIRE CET EXERCICE : LE LOGICIEL LATIS-PRO EST PAYANT //</text:p>
              <text:p text:style-name="P5">Correction</text:p>
              <text:list>
                <text:list-item>
                  <text:p text:style-name="P5">Ouvrir le logiciel Latis-Pto</text:p>
                </text:list-item>
                <text:list-item>
                  <text:p text:style-name="P5">Définir le repère et le système</text:p>
                </text:list-item>
                <text:list-item>
                  <text:p text:style-name="P5">Enregistrer la position du système en fonction du temps</text:p>
                </text:list-item>
                <text:list-item>
                  <text:p text:style-name="P5">Calculer les vitesses instantanées du système selon ses positions</text:p>
                </text:list-item>
                <text:list-item>
                  <text:p text:style-name="P5">Calculer les accélérations selon les vitess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38:47.046000000</meta:creation-date>
    <dc:date>2018-09-12T10:39:50.269000000</dc:date>
    <meta:editing-duration>PT15M2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3" meta:page-count="1" meta:paragraph-count="20" meta:word-count="228" meta:character-count="1255" meta:non-whitespace-character-count="1060"/>
  </office:meta>
</office:document-meta>
</file>

<file path=Object 1/content.xml><?xml version="1.0" encoding="utf-8"?>
<math xmlns="http://www.w3.org/1998/Math/MathML" display="block">
  <semantics>
    <mrow>
      <mn>1342,8</mn>
      <mrow>
        <mi mathvariant="italic">km</mi>
        <mo stretchy="false">/</mo>
        <mi>h</mi>
      </mrow>
      <mo stretchy="false">→</mo>
      <mrow>
        <mrow>
          <mn>1342,8</mn>
          <mo stretchy="false">/</mo>
          <mn>3,6</mn>
        </mrow>
        <mo stretchy="false">=</mo>
        <mn>373</mn>
      </mrow>
      <mrow>
        <mi>m</mi>
        <mo stretchy="false">/</mo>
        <mi>s</mi>
      </mrow>
    </mrow>
    <annotation encoding="StarMath 5.0">1342,8 km/h -&gt; 1342,8/3,6 = 373 m/s</annotation>
  </semantics>
</math>
</file>

<file path=Object 2/content.xml><?xml version="1.0" encoding="utf-8"?>
<math xmlns="http://www.w3.org/1998/Math/MathML" display="block">
  <semantics>
    <mrow>
      <mn>1083</mn>
      <mrow>
        <mi mathvariant="italic">km</mi>
        <mo stretchy="false">/</mo>
        <mi>h</mi>
      </mrow>
      <mo stretchy="false">→</mo>
      <mrow>
        <mrow>
          <mn>1083</mn>
          <mo stretchy="false">/</mo>
          <mn>3,6</mn>
        </mrow>
        <mo stretchy="false">=</mo>
        <mn>300,8</mn>
      </mrow>
      <mrow>
        <mi>m</mi>
        <mo stretchy="false">/</mo>
        <mi>s</mi>
      </mrow>
    </mrow>
    <annotation encoding="StarMath 5.0">1083 km/h -&gt; 1083/3,6 = 300,8 m/s</annotation>
  </semantics>
</math>
</file>

<file path=Object 3/content.xml><?xml version="1.0" encoding="utf-8"?>
<math xmlns="http://www.w3.org/1998/Math/MathML" display="block">
  <semantics>
    <mrow>
      <mfrac>
        <mrow>
          <mrow/>
          <mtext>vitesse de Baumgartner</mtext>
        </mrow>
        <mrow>
          <mrow/>
          <mtext>vitesse du son</mtext>
        </mrow>
      </mfrac>
      <mo stretchy="false">=</mo>
      <mfrac>
        <mn>373</mn>
        <mn>300,8</mn>
      </mfrac>
      <mo stretchy="false">≃</mo>
      <mn>1,24</mn>
    </mrow>
    <annotation encoding="StarMath 5.0">{{}"vitesse de Baumgartner"} over {{}"vitesse du son"} = 373 over 300,8 simeq 1,24</annotation>
  </semantics>
</math>
</file>